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4.15cm"/>
      <style:paragraph-properties style:writing-mode="lr-tb"/>
    </style:style>
    <style:style style:name="gr3" style:family="graphic" style:parent-style-name="standard">
      <style:graphic-properties draw:stroke="none" draw:fill="none" fo:min-height="5.774cm"/>
      <style:paragraph-properties style:writing-mode="lr-tb"/>
    </style:style>
    <style:style style:name="gr4" style:family="graphic" style:parent-style-name="standard">
      <style:graphic-properties draw:fill="solid" draw:fill-color="#f9cfb5" draw:textarea-horizontal-align="justify" draw:textarea-vertical-align="middle" draw:auto-grow-height="false" fo:min-height="0.492cm" fo:min-width="9.5cm" fo:wrap-option="no-wrap"/>
      <style:paragraph-properties style:writing-mode="lr-tb"/>
    </style:style>
    <style:style style:name="gr5" style:family="graphic" style:parent-style-name="standard">
      <style:graphic-properties draw:stroke="none" draw:fill="none" fo:min-height="4.1cm"/>
      <style:paragraph-properties style:writing-mode="lr-tb"/>
    </style:style>
    <style:style style:name="gr6" style:family="graphic" style:parent-style-name="standard">
      <style:graphic-properties draw:stroke="none" draw:fill="none" fo:min-height="13.951cm"/>
      <style:paragraph-properties style:writing-mode="lr-tb"/>
    </style:style>
    <style:style style:name="gr7" style:family="graphic" style:parent-style-name="standard" style:list-style-name="L1">
      <style:graphic-properties draw:fill="solid" draw:fill-color="#f9cfb5" draw:textarea-horizontal-align="justify" draw:textarea-vertical-align="middle" draw:auto-grow-height="false" fo:min-height="1.232cm" fo:min-width="14.964cm" fo:wrap-option="wrap"/>
      <style:paragraph-properties style:writing-mode="lr-tb"/>
    </style:style>
    <style:style style:name="gr8" style:family="graphic" style:parent-style-name="standard" style:list-style-name="L1">
      <style:graphic-properties draw:fill="solid" draw:fill-color="#f9cfb5" draw:textarea-horizontal-align="justify" draw:textarea-vertical-align="middle" draw:auto-grow-height="false" fo:min-height="1.696cm" fo:min-width="8.575cm" fo:wrap-option="wrap"/>
      <style:paragraph-properties style:writing-mode="lr-tb"/>
    </style:style>
    <style:style style:name="gr9" style:family="graphic" style:parent-style-name="standard">
      <style:graphic-properties draw:stroke="none" draw:fill="none" fo:min-height="14.116cm"/>
      <style:paragraph-properties style:writing-mode="lr-tb"/>
    </style:style>
    <style:style style:name="gr10" style:family="graphic" style:parent-style-name="standard">
      <style:graphic-properties draw:stroke="none" draw:fill="none" fo:min-height="14.726cm"/>
      <style:paragraph-properties style:writing-mode="lr-tb"/>
    </style:style>
    <style:style style:name="gr11" style:family="graphic" style:parent-style-name="standard" style:list-style-name="L1">
      <style:graphic-properties draw:fill="solid" draw:fill-color="#f9cfb5" draw:textarea-horizontal-align="justify" draw:textarea-vertical-align="middle" draw:auto-grow-height="false" fo:min-height="1.788cm" fo:min-width="6.538cm" fo:wrap-option="wrap"/>
      <style:paragraph-properties style:writing-mode="lr-tb"/>
    </style:style>
    <style:style style:name="gr12" style:family="graphic" style:parent-style-name="standard" style:list-style-name="L1">
      <style:graphic-properties draw:fill="solid" draw:fill-color="#f9cfb5" draw:textarea-horizontal-align="justify" draw:textarea-vertical-align="middle" draw:auto-grow-height="false" fo:min-height="1.788cm" fo:min-width="8.76cm" fo:wrap-option="wrap"/>
      <style:paragraph-properties style:writing-mode="lr-tb"/>
    </style:style>
    <style:style style:name="gr13" style:family="graphic" style:parent-style-name="standard" style:list-style-name="L1">
      <style:graphic-properties draw:fill="solid" draw:fill-color="#f9cfb5" draw:textarea-horizontal-align="justify" draw:textarea-vertical-align="middle" draw:auto-grow-height="false" fo:min-height="0.492cm" fo:min-width="7.094cm" fo:wrap-option="wrap"/>
      <style:paragraph-properties style:writing-mode="lr-tb"/>
    </style:style>
    <style:style style:name="gr14" style:family="graphic" style:parent-style-name="standard">
      <style:graphic-properties draw:stroke="none" draw:fill="none" fo:min-height="14.848cm"/>
      <style:paragraph-properties style:writing-mode="lr-tb"/>
    </style:style>
    <style:style style:name="gr15" style:family="graphic" style:parent-style-name="standard" style:list-style-name="L1">
      <style:graphic-properties draw:fill="solid" draw:fill-color="#f9cfb5" draw:textarea-horizontal-align="justify" draw:textarea-vertical-align="middle" draw:auto-grow-height="false" fo:min-height="0.676cm" fo:min-width="7.464cm" fo:wrap-option="wrap"/>
      <style:paragraph-properties style:writing-mode="lr-tb"/>
    </style:style>
    <style:style style:name="gr16" style:family="graphic" style:parent-style-name="standard">
      <style:graphic-properties draw:stroke="none" draw:fill="none" fo:min-height="15.126cm"/>
      <style:paragraph-properties style:writing-mode="lr-tb"/>
    </style:style>
    <style:style style:name="gr17" style:family="graphic" style:parent-style-name="standard" style:list-style-name="L1">
      <style:graphic-properties draw:fill="solid" draw:fill-color="#f9cfb5" draw:textarea-horizontal-align="justify" draw:textarea-vertical-align="middle" draw:auto-grow-height="false" fo:min-height="1.788cm" fo:min-width="6.538cm" fo:wrap-option="wrap"/>
      <style:paragraph-properties style:writing-mode="lr-tb"/>
    </style:style>
    <style:style style:name="gr18" style:family="graphic" style:parent-style-name="standard" style:list-style-name="L1">
      <style:graphic-properties draw:fill="solid" draw:fill-color="#f9cfb5" draw:textarea-horizontal-align="justify" draw:textarea-vertical-align="middle" draw:auto-grow-height="false" fo:min-height="1.788cm" fo:min-width="6.538cm" fo:wrap-option="wrap"/>
      <style:paragraph-properties style:writing-mode="lr-tb"/>
    </style:style>
    <style:style style:name="gr19" style:family="graphic" style:parent-style-name="standard" style:list-style-name="L1">
      <style:graphic-properties draw:fill="solid" draw:fill-color="#f9cfb5" draw:textarea-horizontal-align="justify" draw:textarea-vertical-align="middle" draw:auto-grow-height="false" fo:min-height="0.306cm" fo:min-width="5.612cm" fo:wrap-option="wrap"/>
      <style:paragraph-properties style:writing-mode="lr-tb"/>
    </style:style>
    <style:style style:name="gr20" style:family="graphic" style:parent-style-name="standard" style:list-style-name="L1">
      <style:graphic-properties draw:fill="solid" draw:fill-color="#f9cfb5" draw:textarea-horizontal-align="justify" draw:textarea-vertical-align="middle" draw:auto-grow-height="false" fo:min-height="2.9cm" fo:min-width="8.76cm" fo:wrap-option="wrap"/>
      <style:paragraph-properties style:writing-mode="lr-tb"/>
    </style:style>
    <style:style style:name="gr21" style:family="graphic" style:parent-style-name="standard" style:list-style-name="L1">
      <style:graphic-properties draw:fill="solid" draw:fill-color="#f9cfb5" draw:textarea-horizontal-align="justify" draw:textarea-vertical-align="middle" draw:auto-grow-height="false" fo:min-height="1.232cm" fo:min-width="9.5cm" fo:wrap-option="wrap"/>
      <style:paragraph-properties style:writing-mode="lr-tb"/>
    </style:style>
    <style:style style:name="gr22" style:family="graphic" style:parent-style-name="standard">
      <style:graphic-properties draw:stroke="none" draw:fill="none" fo:min-height="14.239cm"/>
      <style:paragraph-properties style:writing-mode="lr-tb"/>
    </style:style>
    <style:style style:name="gr23" style:family="graphic" style:parent-style-name="standard">
      <style:graphic-properties draw:stroke="none" draw:fill="none" fo:min-height="14.141cm"/>
      <style:paragraph-properties style:writing-mode="lr-tb"/>
    </style:style>
    <style:style style:name="gr24" style:family="graphic" style:parent-style-name="standard">
      <style:graphic-properties draw:stroke="none" draw:fill="none" fo:min-height="0.945cm"/>
      <style:paragraph-properties style:writing-mode="lr-tb"/>
    </style:style>
    <style:style style:name="gr25" style:family="graphic" style:parent-style-name="standard" style:list-style-name="L1">
      <style:graphic-properties draw:stroke="none" draw:fill="none" fo:min-height="11.65cm"/>
      <style:paragraph-properties style:writing-mode="lr-tb"/>
    </style:style>
    <style:style style:name="gr26" style:family="graphic" style:parent-style-name="standard" style:list-style-name="L1">
      <style:graphic-properties draw:fill="solid" draw:fill-color="#f9cfb5" draw:textarea-horizontal-align="justify" draw:textarea-vertical-align="middle" draw:auto-grow-height="false" fo:min-height="1.232cm" fo:min-width="9.5cm" fo:wrap-option="wrap"/>
      <style:paragraph-properties style:writing-mode="lr-tb"/>
    </style:style>
    <style:style style:name="pr1" style:family="presentation" style:parent-style-name="Default-title">
      <style:graphic-properties fo:min-height="1.267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2.83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1.334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10.385cm"/>
      <style:paragraph-properties style:writing-mode="lr-tb"/>
    </style:style>
    <style:style style:name="pr6" style:family="presentation" style:parent-style-name="Default-title">
      <style:graphic-properties fo:min-height="2.833cm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top" fo:min-height="1.889cm"/>
      <style:paragraph-properties style:writing-mode="lr-tb"/>
    </style:style>
    <style:style style:name="pr8" style:family="presentation" style:parent-style-name="Default-title">
      <style:graphic-properties fo:min-height="1.4cm"/>
      <style:paragraph-properties style:writing-mode="lr-tb"/>
    </style:style>
    <style:style style:name="P1" style:family="paragraph">
      <style:paragraph-properties style:writing-mode="lr-tb"/>
      <style:text-properties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style:writing-mode="lr-tb"/>
      <style:text-properties style:font-name="Ubuntu Mono1" fo:font-size="22pt" style:font-size-asian="22pt" style:font-size-complex="22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solid" draw:fill-color="#f9cfb5"/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solid" draw:fill-color="#f9cfb5"/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style:text-properties fo:font-size="22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none"/>
      <style:paragraph-properties style:writing-mode="lr-tb"/>
      <style:text-properties style:font-name="Ubuntu Mono1" fo:font-size="20pt" style:font-size-asian="20pt" style:font-size-complex="20pt"/>
    </style:style>
    <style:style style:name="P14" style:family="paragraph">
      <style:text-properties fo:font-size="20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6" style:family="paragraph">
      <loext:graphic-properties draw:fill="solid" draw:fill-color="#f9cfb5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7" style:family="paragraph">
      <loext:graphic-properties draw:fill="none"/>
      <style:paragraph-properties style:writing-mode="lr-tb"/>
      <style:text-properties fo:color="#000000" style:font-name="Ubuntu Mono1" fo:font-size="20pt" style:font-size-asian="20pt" style:font-size-complex="20pt"/>
    </style:style>
    <style:style style:name="P18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style:font-name="Ubuntu Mono1" fo:font-size="20pt" style:font-size-asian="20pt" style:font-size-complex="20pt"/>
    </style:style>
    <style:style style:name="P20" style:family="paragraph">
      <style:paragraph-properties fo:text-align="center"/>
    </style:style>
    <style:style style:name="P21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fo:font-style="italic" style:font-size-asian="32pt" style:font-size-complex="32pt"/>
    </style:style>
    <style:style style:name="T4" style:family="text">
      <style:text-properties style:font-name="Ubuntu Mono1" fo:font-size="22pt" style:font-size-asian="22pt" style:font-size-complex="22pt"/>
    </style:style>
    <style:style style:name="T5" style:family="text">
      <style:text-properties fo:color="#0000ff" style:font-name="Ubuntu Mono1" fo:font-size="22pt" style:font-size-asian="22pt" style:font-size-complex="22pt"/>
    </style:style>
    <style:style style:name="T6" style:family="text">
      <style:text-properties fo:color="#000000" style:font-name="Ubuntu Mono1" fo:font-size="22pt" style:font-size-asian="22pt" style:font-size-complex="22pt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Ubuntu Mono1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ff" style:text-outline="false" style:text-line-through-style="none" style:text-line-through-type="none" style:font-name="Ubuntu Mono1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Ubuntu Mono1" fo:font-size="18pt" style:font-size-asian="18pt" style:font-size-complex="18pt"/>
    </style:style>
    <style:style style:name="T10" style:family="text">
      <style:text-properties fo:color="#808080" style:font-name="Ubuntu Mono1" fo:font-size="22pt" style:font-size-asian="22pt" style:font-size-complex="22pt"/>
    </style:style>
    <style:style style:name="T11" style:family="text">
      <style:text-properties fo:color="#000000" style:font-name="Ubuntu Mono1" fo:font-size="20pt" style:font-size-asian="20pt" style:font-size-complex="20pt"/>
    </style:style>
    <style:style style:name="T12" style:family="text">
      <style:text-properties fo:color="#000000" style:font-name="Ubuntu Mono1" fo:font-size="14pt" style:font-size-asian="14pt" style:font-size-complex="14pt"/>
    </style:style>
    <style:style style:name="T13" style:family="text">
      <style:text-properties fo:color="#808080" style:font-name="Ubuntu Mono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.267cm" svg:x="1.4cm" svg:y="0.181cm" presentation:class="title" presentation:user-transformed="true">
          <draw:text-box>
            <text:p><text:span text:style-name="T1">Monitoring ssh login attempts</text:span></text:p>
          </draw:text-box>
        </draw:frame>
        <draw:frame presentation:style-name="pr2" draw:text-style-name="P3" draw:layer="layout" svg:width="25.199cm" svg:height="2.833cm" svg:x="1.4cm" svg:y="12.1cm" presentation:class="subtitle" presentation:user-transformed="true">
          <draw:text-box>
            <text:p text:style-name="P2"><text:span text:style-name="T2">Waikato Linux Users Group</text:span></text:p>
            <text:p text:style-name="P2"><text:span text:style-name="T2">22nd June 2020</text:span></text:p>
            <text:p text:style-name="P2"><text:span text:style-name="T2">Ian Stewa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1.267cm" svg:x="1.4cm" svg:y="0.181cm" presentation:class="title" presentation:user-transformed="true">
          <draw:text-box>
            <text:p><text:span text:style-name="T3">/</text:span><text:span text:style-name="T1">var/log/ files wtmp and btmp, btmp.1</text:span></text:p>
          </draw:text-box>
        </draw:frame>
        <draw:frame presentation:style-name="pr4" draw:text-style-name="P3" draw:layer="layout" svg:width="25.199cm" svg:height="1.334cm" svg:x="1.401cm" svg:y="1.866cm" presentation:class="subtitle" presentation:user-transformed="true">
          <draw:text-box>
            <text:p text:style-name="P2"><text:span text:style-name="T2">Files in recently install Linux system.</text:span></text:p>
          </draw:text-box>
        </draw:frame>
        <draw:frame draw:style-name="gr2" draw:text-style-name="P5" draw:layer="layout" svg:width="26.57cm" svg:height="4.4cm" svg:x="1cm" svg:y="3cm">
          <draw:text-box>
            <text:p><text:span text:style-name="T4">$ ls -l /var/log/wtmp*</text:span></text:p>
            <text:p><text:span text:style-name="T5">-rw-rw-r-- 1 root utmp 92544 Jun 22 07:50 /var/log/wtmp</text:span></text:p>
            <text:p><text:span text:style-name="T4"/></text:p>
            <text:p><text:span text:style-name="T4">$ ls -l /var/log/btmp*</text:span></text:p>
            <text:p><text:span text:style-name="T5">-rw-rw---- 1 root utmp 384 Jun 14 08:43 /var/log/btmp</text:span></text:p>
          </draw:text-box>
        </draw:frame>
        <draw:frame presentation:style-name="pr4" draw:text-style-name="P3" draw:layer="layout" svg:width="25.199cm" svg:height="1.334cm" svg:x="1.401cm" svg:y="7.666cm">
          <draw:text-box>
            <text:p text:style-name="P2"><text:span text:style-name="T2">Files in Linux internet firewall system.</text:span></text:p>
          </draw:text-box>
        </draw:frame>
        <draw:frame draw:style-name="gr3" draw:text-style-name="P5" draw:layer="layout" svg:width="26.57cm" svg:height="6.024cm" svg:x="1.23cm" svg:y="8.576cm">
          <draw:text-box>
            <text:p><text:span text:style-name="T6">$ ls -l /var/log/wtmp*</text:span></text:p>
            <text:p><text:span text:style-name="T5">-rw-rw-r-- 1 root utmp 30720 Jun 22 08:43 /var/log/wtmp</text:span></text:p>
            <text:p><text:span text:style-name="T5">-rw-rw-r-- 1 root utmp <text:s/>8832 Mar <text:s/>4 16:57 /var/log/wtmp.1</text:span></text:p>
            <text:p><text:span text:style-name="T5"/></text:p>
            <text:p><text:span text:style-name="T6">$ ls -l /var/log/btmp*</text:span></text:p>
            <text:p><text:span text:style-name="T5">-rw-rw---- 1 root utmp <text:s/>77097216 Jun 22 08:43 /var/log/btmp</text:span></text:p>
            <text:p><text:span text:style-name="T5">-rw-rw-r-- 1 root utmp 220089216 Jun <text:s/>1 00:00 /var/log/btmp.1</text:span></text:p>
          </draw:text-box>
        </draw:frame>
        <draw:custom-shape draw:style-name="gr4" draw:text-style-name="P7" draw:layer="layout" svg:width="10.8cm" svg:height="0.8cm" svg:x="4.4cm" svg:y="14.6cm">
          <text:p text:style-name="P6">$ sudo chmod +664 /var/log/btmp.1</text:p>
          <draw:enhanced-geometry svg:viewBox="0 0 21600 21600" draw:text-areas="800 800 20800 20800" draw:type="round-rectangular-callout" draw:modifiers="303.971854457921 -15478.65168539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1.267cm" svg:x="1.4cm" svg:y="0.181cm" presentation:class="title" presentation:user-transformed="true">
          <draw:text-box>
            <text:p><text:span text:style-name="T1">“</text:span><text:span text:style-name="T1">last” utility</text:span></text:p>
          </draw:text-box>
        </draw:frame>
        <draw:frame presentation:style-name="pr5" draw:text-style-name="P3" draw:layer="layout" svg:width="25.199cm" svg:height="10.385cm" svg:x="1.301cm" svg:y="1.566cm" presentation:class="subtitle" presentation:user-transformed="true">
          <draw:text-box>
            <text:list text:style-name="L1">
              <text:list-item>
                <text:p text:style-name="P2"><text:span text:style-name="T2">“</text:span><text:span text:style-name="T2">last” is part of the util-linux <text:s/>package.</text:span></text:p>
              </text:list-item>
              <text:list-item>
                <text:p text:style-name="P2"><text:span text:style-name="T2">Available from Linux Kernel Archive.</text:span></text:p>
              </text:list-item>
              <text:list-item>
                <text:p text:style-name="P2"><text:span text:style-name="T2">Author: Miquel van Smoorenburg ⟨</text:span><text:span text:style-name="T2"><text:a xlink:href="mailto:miquels@cistron.nl" xlink:type="simple">miquels@cistron.nl</text:a></text:span><text:span text:style-name="T2">⟩</text:span></text:p>
              </text:list-item>
              <text:list-item>
                <text:p text:style-name="P2"><text:span text:style-name="T2">DESCRIPTION</text:span></text:p>
              </text:list-item>
            </text:list>
            <text:p text:style-name="P2"><text:span text:style-name="T2">last <text:s/>searches <text:s/>back through the /var/log/wtmp file (or the file </text:span><text:span text:style-name="T2">designated by the -f option) and displays a list of all users logged </text:span><text:span text:style-name="T2">in (and out) <text:s/>since <text:s/>that <text:s/>file was created. <text:s/>One or more usernames </text:span><text:span text:style-name="T2">and/or ttys can be given, in which case last will show only <text:s/>the <text:s/></text:span><text:span text:style-name="T2">entries <text:s/>matching those <text:s/>arguments. <text:s/>Names of ttys can be </text:span><text:span text:style-name="T2">abbreviated, thus last 0 is the same as last tty0.</text:span></text:p>
            <text:p text:style-name="P2"><text:span text:style-name="T2"/></text:p>
          </draw:text-box>
        </draw:frame>
        <draw:frame draw:style-name="gr5" draw:text-style-name="P5" draw:layer="layout" svg:width="26.57cm" svg:height="4.35cm" svg:x="0.83cm" svg:y="11.4cm">
          <draw:text-box>
            <text:p><text:span text:style-name="T4">$ last --hostlast --fullnames --time-format iso /var/log/wtmp</text:span></text:p>
            <text:p><text:span text:style-name="T5">wtmp begins 2020-06-05T17:23:44+12:00</text:span></text:p>
            <text:p><text:span text:style-name="T4"/></text:p>
            <text:p><text:span text:style-name="T4">$ last --hostlast --fullnames --time-format iso /var/log/btmp</text:span></text:p>
            <text:p><text:span text:style-name="T5">wtmp begins 2020-06-05T17:23:44+12:0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6" draw:text-style-name="P1" draw:layer="layout" svg:width="26.6cm" svg:height="2.833cm" svg:x="0.8cm" svg:y="0.167cm" presentation:class="title" presentation:user-transformed="true">
          <draw:text-box>
            <text:p><text:span text:style-name="T1">Need to be able to ssh in to get wtmp and btmp </text:span><text:span text:style-name="T1">files </text:span><text:span text:style-name="T1"><text:line-break/></text:span><text:span text:style-name="T1">before using “last” utility</text:span></text:p>
          </draw:text-box>
        </draw:frame>
        <draw:frame presentation:style-name="pr7" draw:text-style-name="P3" draw:layer="layout" svg:width="25.199cm" svg:height="1.889cm" svg:x="1.001cm" svg:y="3.011cm" presentation:class="subtitle" presentation:user-transformed="true">
          <draw:text-box>
            <text:list text:style-name="L1">
              <text:list-item>
                <text:p text:style-name="P2"><text:span text:style-name="T2">Trying to ssh into my Laptop and then into a remote server...</text:span></text:p>
              </text:list-item>
            </text:list>
            <text:p text:style-name="P2"><text:span text:style-name="T2"/></text:p>
          </draw:text-box>
        </draw:frame>
        <draw:frame draw:style-name="gr6" draw:text-style-name="P5" draw:layer="layout" svg:width="26.57cm" svg:height="14.201cm" svg:x="0.83cm" svg:y="4.024cm">
          <draw:text-box>
            <text:p><text:span text:style-name="T6">$ ssh ian@192.168.1.16</text:span></text:p>
            <text:p><text:span text:style-name="T5">ssh: connect to host 192.168.1.16 port 22: Connection refused</text:span></text:p>
            <text:p><text:span text:style-name="T5"/></text:p>
            <text:p text:style-name="P8"><text:span text:style-name="T7">$ ssh aroha@111.222.222.111</text:span></text:p>
            <text:p text:style-name="P8"><text:span text:style-name="T8">aroha@111.222.222.111's password: </text:span></text:p>
            <text:p text:style-name="P8"><text:span text:style-name="T8">Linux firewall 4.19.0-9-amd64 #1 SMP Debian 4.19.118-2+deb10u1 </text:span><text:span text:style-name="T8">(2020-06-07) x86_64</text:span></text:p>
            <text:p text:style-name="P8"><text:span text:style-name="T8"/></text:p>
            <text:p text:style-name="P8"><text:span text:style-name="T8">The programs included with the Debian GNU/Linux system are free </text:span><text:span text:style-name="T8">software; the exact distribution terms for each program are </text:span><text:span text:style-name="T8">described in the individual files in </text:span><text:span text:style-name="T8">/usr/share/doc/*/copyright.</text:span></text:p>
            <text:p text:style-name="P8"><text:span text:style-name="T8"/></text:p>
            <text:p text:style-name="P8"><text:span text:style-name="T8">Debian GNU/Linux comes with ABSOLUTELY NO WARRANTY, to the </text:span><text:span text:style-name="T8">extent</text:span></text:p>
            <text:p text:style-name="P8"><text:span text:style-name="T8">permitted by applicable law.</text:span></text:p>
            <text:p text:style-name="P8"><text:span text:style-name="T8">Last login: Mon Jun 22 08:43:04 2020 from 111.222.222.111</text:span></text:p>
            <text:p text:style-name="P8"><text:span text:style-name="T8"/></text:p>
            <text:p text:style-name="P8"><text:span text:style-name="T7"/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1.267cm" svg:x="1.4cm" svg:y="0.181cm" presentation:class="title" presentation:user-transformed="true">
          <draw:text-box>
            <text:p><text:span text:style-name="T1">Retrieving wtmp / btmp files ~ Pythons paramiko </text:span></text:p>
          </draw:text-box>
        </draw:frame>
        <draw:frame draw:style-name="gr6" draw:text-style-name="P5" draw:layer="layout" svg:width="29.6cm" svg:height="14.201cm" svg:x="0.5cm" svg:y="1.134cm">
          <draw:text-box>
            <text:p><text:span text:style-name="T6">import paramiko</text:span></text:p>
            <text:p><text:span text:style-name="T6"/></text:p>
            <text:p><text:span text:style-name="T6">def copy_from_remote_server(server, port, user, pass, remote, </text:span><text:span text:style-name="T6">local):</text:span></text:p>
            <text:p><text:span text:style-name="T6"><text:s text:c="4"/></text:span><text:span text:style-name="T6">ssh = paramiko.SSHClient() </text:span></text:p>
            <text:p><text:span text:style-name="T6"><text:s text:c="4"/></text:span><text:span text:style-name="T6">ssh.load_host_keys(os.path.expanduser(os.path.join("~", </text:span><text:span text:style-name="T6">".ssh",</text:span></text:p>
            <text:p><text:span text:style-name="T6"><text:s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2"/></text:span><text:span text:style-name="T6">"known_hosts")))</text:span></text:p>
            <text:p><text:span text:style-name="T6"><text:s text:c="4"/></text:span><text:span text:style-name="T6">try:</text:span></text:p>
            <text:p><text:span text:style-name="T7"><text:s text:c="8"/></text:span><text:span text:style-name="T7">ssh.connect(server, port, user, pass</text:span><text:span text:style-name="T6">)</text:span></text:p>
            <text:p><text:span text:style-name="T6"><text:s text:c="4"/></text:span><text:span text:style-name="T6">except Exception as e:</text:span></text:p>
            <text:p><text:span text:style-name="T6"><text:s text:c="8"/></text:span><text:span text:style-name="T6">print("Error: {}".format(e))</text:span></text:p>
            <text:p><text:span text:style-name="T6"><text:s text:c="8"/></text:span></text:p>
            <text:p><text:span text:style-name="T6"><text:s text:c="4"/></text:span><text:span text:style-name="T6">sftp = ssh.open_sftp()</text:span></text:p>
            <text:p><text:span text:style-name="T7"><text:s text:c="4"/></text:span><text:span text:style-name="T7">sftp.get(remote, "remote_server_wtmp"</text:span><text:span text:style-name="T6">)</text:span></text:p>
            <text:p><text:span text:style-name="T6"><text:s text:c="4"/></text:span><text:span text:style-name="T6">sftp.close()</text:span></text:p>
            <text:p><text:span text:style-name="T6"><text:s text:c="4"/></text:span><text:span text:style-name="T6">ssh.close()</text:span></text:p>
            <text:p><text:span text:style-name="T6"/></text:p>
            <text:p text:style-name="P8"><text:span text:style-name="T7">copy_from_remote_server("111.222.222.111", 22, "aroha", </text:span><text:span text:style-name="T6">"my_password", </text:span><text:span text:style-name="T6"><text:tab/></text:span></text:p>
            <text:p text:style-name="P8"><text:span text:style-name="T7"><text:tab/></text:span><text:span text:style-name="T7"><text:tab/></text:span><text:span text:style-name="T7"> </text:span><text:span text:style-name="T7">"/var/log/wtmp", "servers_wtmp"</text:span><text:span text:style-name="T6">)</text:span></text:p>
          </draw:text-box>
        </draw:frame>
        <draw:custom-shape draw:style-name="gr7" draw:text-style-name="P10" draw:layer="layout" svg:width="16.7cm" svg:height="1.6cm" svg:x="11.2cm" svg:y="9cm">
          <text:p text:style-name="P9"><text:span text:style-name="T9">paramiko.ssh_exception.AuthenticationException: Authentication failed</text:span></text:p>
          <draw:enhanced-geometry svg:viewBox="0 0 21600 21600" draw:text-areas="800 800 20800 20800" draw:type="round-rectangular-callout" draw:modifiers="3360.08622238189 -2050.718301061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9.8cm" svg:height="2.1cm" svg:x="17.6cm" svg:y="11.3cm">
          <text:p text:style-name="P9"><text:span text:style-name="T9">For Debian. Don’t use root:</text:span></text:p>
          <text:p text:style-name="P9"><text:span text:style-name="T9">$ nano /etc/ssh/sshd_config</text:span></text:p>
          <text:p text:style-name="P9"><text:span text:style-name="T9">PermitRootLogin no</text:span></text:p>
          <draw:enhanced-geometry svg:viewBox="0 0 21600 21600" draw:text-areas="800 800 20800 20800" draw:type="round-rectangular-callout" draw:modifiers="6417.63085399449 24807.6154212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1.267cm" svg:x="1.4cm" svg:y="0.181cm" presentation:class="title" presentation:user-transformed="true">
          <draw:text-box>
            <text:p><text:span text:style-name="T1">Retrieving wtmp / btmp files ~ Pythons paramiko </text:span></text:p>
          </draw:text-box>
        </draw:frame>
        <draw:frame draw:style-name="gr9" draw:text-style-name="P5" draw:layer="layout" svg:width="27.1cm" svg:height="14.366cm" svg:x="0.5cm" svg:y="1.334cm">
          <draw:text-box>
            <text:p><text:span text:style-name="T6">$ python login_attempt_ip_addresses.py -h</text:span></text:p>
            <text:p><text:span text:style-name="T6"/></text:p>
            <text:p><text:span text:style-name="T6">This program is designed to use the paramiko modules ssh to </text:span><text:span text:style-name="T6">copy wtmp or btmp files from a remote Linux server so they may </text:span><text:span text:style-name="T6">be locally analysed.</text:span></text:p>
            <text:p><text:span text:style-name="T6"/></text:p>
            <text:p><text:span text:style-name="T6">A prerequisite to using this program is to have previously </text:span><text:span text:style-name="T6">performed a ssh connection so that the ~/.ssh/known_hosts file </text:span><text:span text:style-name="T6">contains an entry for the remote server. E.g. $ ssh </text:span><text:span text:style-name="T6">root@111.222.222.111 -p 22 </text:span></text:p>
            <text:p><text:span text:style-name="T6"/></text:p>
            <text:p><text:span text:style-name="T6">The first time this is done you are prompted to save the ssh-</text:span><text:span text:style-name="T6">rsa in </text:span></text:p>
            <text:p><text:span text:style-name="T6">~/.ssh/known_hosts. <text:s/></text:span></text:p>
            <text:p><text:span text:style-name="T6"/></text:p>
            <text:p><text:span text:style-name="T6">Note that a wtmp / btmp file from a previous month may have a </text:span><text:span text:style-name="T6">path and file name of /var/log/btmp.1 and have r access for </text:span><text:span text:style-name="T6">root and group, but not world. Thus you may need to log in via </text:span><text:span text:style-name="T6">ssh and set $ sudo chmod +664 /var/log/btmp.1 before using this </text:span><text:span text:style-name="T6">program, so that the file may be accessed in order to be </text:span><text:span text:style-name="T6">copied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9cm" svg:height="1.267cm" svg:x="1.4cm" svg:y="0.181cm" presentation:class="title" presentation:user-transformed="true">
          <draw:text-box>
            <text:p><text:span text:style-name="T1">Retrieving wtmp / btmp files ~ Pythons paramiko </text:span></text:p>
          </draw:text-box>
        </draw:frame>
        <draw:frame draw:style-name="gr9" draw:text-style-name="P5" draw:layer="layout" svg:width="27.7cm" svg:height="14.366cm" svg:x="0.5cm" svg:y="1.334cm">
          <draw:text-box>
            <text:p text:style-name="P11"><text:span text:style-name="T6">$ python login_attempt_ip_addresses.py -h <text:s text:c="2"/>(...continued...)</text:span></text:p>
            <text:p text:style-name="P11"><text:span text:style-name="T6"/></text:p>
            <text:p text:style-name="P11"><text:span text:style-name="T6">usage: login_attempt_ip_addresses.py [-h] [-s SERVER] [-p PORT] </text:span></text:p>
            <text:p text:style-name="P11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/></text:span><text:span text:style-name="T6">[-u USERNAME]</text:span></text:p>
            <text:p text:style-name="P11"><text:span text:style-name="T6"><text:s text:c="37"/></text:span><text:span text:style-name="T6">[-f FILE]</text:span></text:p>
            <text:p text:style-name="P11"><text:span text:style-name="T6"/></text:p>
            <text:p text:style-name="P11"><text:span text:style-name="T6">optional arguments:</text:span></text:p>
            <text:p text:style-name="P11"><text:span text:style-name="T6"><text:s text:c="2"/></text:span><text:span text:style-name="T6">-h, --help <text:s text:c="11"/>show this help message and exit</text:span></text:p>
            <text:p text:style-name="P11"><text:span text:style-name="T6"><text:s text:c="2"/></text:span><text:span text:style-name="T6">-s SERVER, --server SERVER</text:span></text:p>
            <text:p text:style-name="P11"><text:span text:style-name="T6"><text:s text:c="24"/></text:span><text:span text:style-name="T6">Internet name or ip address of remote </text:span><text:span text:style-name="T6">server.</text:span></text:p>
            <text:p text:style-name="P11"><text:span text:style-name="T6"><text:s text:c="2"/></text:span><text:span text:style-name="T6">-p PORT, --port PORT <text:s/>Secure Shell port number used on remote </text:span></text:p>
            <text:p text:style-name="P11"><text:span text:style-name="T6"><text:s text:c="24"/></text:span><text:span text:style-name="T6">server. E.g. 22</text:span></text:p>
            <text:p text:style-name="P11"><text:span text:style-name="T6"><text:s text:c="2"/></text:span><text:span text:style-name="T6">-u USERNAME, --username USERNAME</text:span></text:p>
            <text:p text:style-name="P11"><text:span text:style-name="T6"><text:s text:c="24"/></text:span><text:span text:style-name="T6">Account username to login to remote </text:span><text:span text:style-name="T6">server.</text:span></text:p>
            <text:p text:style-name="P11"><text:span text:style-name="T6"><text:s text:c="2"/></text:span><text:span text:style-name="T6">-f FILE, --file FILE <text:s/>Path and File name for remote servers. </text:span><text:span text:style-name="T6">E.g.</text:span></text:p>
            <text:p text:style-name="P11"><text:span text:style-name="T6"><text:s text:c="24"/></text:span><text:span text:style-name="T6">/var/log/wtmp</text:span></text:p>
            <text:p text:style-name="P11"><text:span text:style-name="T6"/></text:p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5.199cm" svg:height="1.267cm" svg:x="1.4cm" svg:y="0.181cm" presentation:class="title" presentation:user-transformed="true">
          <draw:text-box>
            <text:p><text:span text:style-name="T1">Retrieving wtmp / btmp files ~ Pythons paramiko </text:span></text:p>
          </draw:text-box>
        </draw:frame>
        <draw:frame draw:style-name="gr10" draw:text-style-name="P5" draw:layer="layout" svg:width="28.9cm" svg:height="14.976cm" svg:x="0.5cm" svg:y="1.334cm">
          <draw:text-box>
            <text:p><text:span text:style-name="T6">$ python login_attempt_ip_addresses.py \</text:span></text:p>
            <text:p><text:span text:style-name="T6"><text:tab/></text:span><text:span text:style-name="T6"><text:tab/></text:span><text:span text:style-name="T6"><text:tab/></text:span><text:span text:style-name="T6">--server 111.222.222.111 \</text:span></text:p>
            <text:p><text:span text:style-name="T6"><text:tab/></text:span><text:span text:style-name="T6"><text:tab/></text:span><text:span text:style-name="T6"><text:tab/></text:span><text:span text:style-name="T6">--port 22 \</text:span></text:p>
            <text:p><text:span text:style-name="T6"><text:tab/></text:span><text:span text:style-name="T6"><text:tab/></text:span><text:span text:style-name="T6"><text:tab/></text:span><text:span text:style-name="T6">--username aroha \</text:span></text:p>
            <text:p><text:span text:style-name="T6"><text:tab/></text:span><text:span text:style-name="T6"><text:tab/></text:span><text:span text:style-name="T6"><text:tab/></text:span><text:span text:style-name="T6">--file /var/log/wtmp </text:span></text:p>
            <text:p><text:span text:style-name="T6"/></text:p>
            <text:p><text:span text:style-name="T6">A connection and file transfer will be attempted to...</text:span></text:p>
            <text:p><text:span text:style-name="T6">Server: 111.222.222.111 <text:s/>Port: 22 <text:s/>Username: aroha <text:s/>File: /var/</text:span><text:span text:style-name="T6">log/wtmp</text:span></text:p>
            <text:p><text:span text:style-name="T6"/></text:p>
            <text:p><text:span text:style-name="T6">Do you wish to proceed with connect and transfer? [Y/n]: y</text:span></text:p>
            <text:p><text:span text:style-name="T6"/></text:p>
            <text:p><text:span text:style-name="T6">Enter account password for remote server: </text:span></text:p>
            <text:p><text:span text:style-name="T6"/></text:p>
            <text:p><text:span text:style-name="T6">Connecting to remote server and copying file...</text:span></text:p>
            <text:p text:style-name="P8"><text:span text:style-name="T6">Using 'last' to convert file to text...</text:span></text:p>
            <text:p text:style-name="P8"><text:span text:style-name="T6">Analysis of wtmp output to wtmp.txt.</text:span></text:p>
            <text:p text:style-name="P8"><text:span text:style-name="T6">Analyzing the text data...</text:span></text:p>
            <text:p text:style-name="P8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" draw:layer="layout" svg:width="25.199cm" svg:height="1.267cm" svg:x="1.4cm" svg:y="0.181cm" presentation:class="title" presentation:user-transformed="true">
          <draw:text-box>
            <text:p><text:span text:style-name="T1">Retrieving wtmp / btmp files ~ Pythons paramiko </text:span></text:p>
          </draw:text-box>
        </draw:frame>
        <draw:frame draw:style-name="gr10" draw:text-style-name="P5" draw:layer="layout" svg:width="28.9cm" svg:height="14.976cm" svg:x="0.5cm" svg:y="1.334cm">
          <draw:text-box>
            <text:p><text:span text:style-name="T6">$ python login_attempt_ip_addresses.py \</text:span></text:p>
            <text:p><text:span text:style-name="T6"><text:tab/></text:span><text:span text:style-name="T6"><text:tab/></text:span><text:span text:style-name="T6"><text:tab/></text:span><text:span text:style-name="T6">--server 111.222.222.111 \</text:span></text:p>
            <text:p><text:span text:style-name="T6"><text:tab/></text:span><text:span text:style-name="T6"><text:tab/></text:span><text:span text:style-name="T6"><text:tab/></text:span><text:span text:style-name="T6">--port 22 \</text:span></text:p>
            <text:p><text:span text:style-name="T6"><text:tab/></text:span><text:span text:style-name="T6"><text:tab/></text:span><text:span text:style-name="T6"><text:tab/></text:span><text:span text:style-name="T6">--username aroha \</text:span></text:p>
            <text:p><text:span text:style-name="T6"><text:tab/></text:span><text:span text:style-name="T6"><text:tab/></text:span><text:span text:style-name="T6"><text:tab/></text:span><text:span text:style-name="T6">--file /var/log/wtmp </text:span></text:p>
            <text:p><text:span text:style-name="T6"/></text:p>
            <text:p><text:span text:style-name="T6">A connection and file transfer will be attempted to...</text:span></text:p>
            <text:p><text:span text:style-name="T6">Server: 111.222.222.111 <text:s/>Port: 22 <text:s/>Username: aroha <text:s/>File: /var/</text:span><text:span text:style-name="T6">log/wtmp</text:span></text:p>
            <text:p><text:span text:style-name="T6"/></text:p>
            <text:p><text:span text:style-name="T6">Do you wish to proceed with connect and transfer? [Y/n]: y</text:span></text:p>
            <text:p><text:span text:style-name="T6"/></text:p>
            <text:p><text:span text:style-name="T6">Enter account password for remote server: </text:span></text:p>
            <text:p><text:span text:style-name="T6"/></text:p>
            <text:p><text:span text:style-name="T6">Connecting to remote server and copying file...</text:span></text:p>
            <text:p text:style-name="P8"><text:span text:style-name="T10">Using 'last' to convert file to text...</text:span></text:p>
            <text:p text:style-name="P8"><text:span text:style-name="T10">Analysis of wtmp output to wtmp.txt.</text:span></text:p>
            <text:p text:style-name="P8"><text:span text:style-name="T10">Analyzing the text data...</text:span></text:p>
            <text:p text:style-name="P8"><text:span text:style-name="T10"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5.199cm" svg:height="1.267cm" svg:x="1.7cm" svg:y="0.181cm" presentation:class="title" presentation:user-transformed="true">
          <draw:text-box>
            <text:p><text:span text:style-name="T1">“</text:span><text:span text:style-name="T1">last” output of remote server wtmp</text:span></text:p>
          </draw:text-box>
        </draw:frame>
        <draw:frame draw:style-name="gr10" draw:text-style-name="P5" draw:layer="layout" svg:width="31.3cm" svg:height="14.976cm" svg:x="0.1cm" svg:y="0.724cm">
          <draw:text-box>
            <text:p><text:span text:style-name="T6">$ last -f wtmp</text:span></text:p>
            <text:p><text:span text:style-name="T6">aroha <text:s text:c="3"/>pts/0 <text:s text:c="6"/>111.222.222.000 <text:s/>Tue Jun 16 21:17 - 21:17 <text:s/></text:span><text:span text:style-name="T6">(00:00)</text:span></text:p>
            <text:p><text:span text:style-name="T6">root <text:s text:c="4"/>tty1 <text:s text:c="24"/>Tue Jun 16 16:05 - 16:05 <text:s/></text:span><text:span text:style-name="T6">(00:00)</text:span></text:p>
            <text:p><text:span text:style-name="T6">reboot <text:s text:c="2"/>system boot 4.19.0-9-amd64 <text:s text:c="2"/>Tue Jun 16 15:52 <text:s text:c="2"/>still </text:span><text:span text:style-name="T6">running</text:span></text:p>
            <text:p><text:span text:style-name="T6">root <text:s text:c="4"/>tty1 <text:s text:c="24"/>Tue Jun 16 15:45 - down <text:s text:c="2"/></text:span><text:span text:style-name="T6">(00:00)</text:span></text:p>
            <text:p><text:span text:style-name="T6">reboot <text:s text:c="2"/>system boot 4.19.0-9-amd64 <text:s text:c="2"/>Tue Jun 16 15:44 - 15:45 <text:s/></text:span><text:span text:style-name="T6">(00:00)</text:span></text:p>
            <text:p><text:span text:style-name="T6">aroha <text:s text:c="3"/>pts/0 <text:s text:c="6"/>111.222.222.000 <text:s/>Tue Jun 16 09:19 - 15:44 <text:s/></text:span><text:span text:style-name="T6">(06:24)</text:span></text:p>
            <text:p><text:span text:style-name="T6">aroha <text:s text:c="3"/>pts/0 <text:s text:c="6"/>111.222.222.000 <text:s/>Mon Jun 15 18:55 - 22:06 <text:s/></text:span><text:span text:style-name="T6">(03:11)</text:span></text:p>
            <text:p><text:span text:style-name="T6">aroha <text:s text:c="3"/>pts/0 <text:s text:c="6"/>111.222.222.000 <text:s/>Mon Jun 15 11:16 - 11:59 <text:s/></text:span><text:span text:style-name="T6">(00:43)</text:span></text:p>
            <text:p><text:span text:style-name="T6">aroha <text:s text:c="3"/>pts/0 <text:s text:c="6"/>111.222.222.000 <text:s/>Mon Jun 15 10:33 - 11:16 <text:s/></text:span><text:span text:style-name="T6">(00:42)</text:span></text:p>
            <text:p><text:span text:style-name="T6">root <text:s text:c="4"/>pts/0 <text:s text:c="6"/>111.222.222.000 <text:s/>Mon Jun 15 10:15 - 10:17 <text:s/></text:span><text:span text:style-name="T6">(00:01)</text:span></text:p>
            <text:p><text:span text:style-name="T6">aroha <text:s text:c="3"/>pts/1 <text:s text:c="6"/>111.222.222.000 <text:s/>Mon Jun 15 10:14 - 10:33 <text:s/></text:span><text:span text:style-name="T6">(00:18)</text:span></text:p>
            <text:p><text:span text:style-name="T6">root <text:s text:c="4"/>pts/0 <text:s text:c="6"/>111.222.222.000 <text:s/>Mon Jun 15 10:09 - 10:15 <text:s/></text:span><text:span text:style-name="T6">(00:05)</text:span></text:p>
            <text:p><text:span text:style-name="T6">root <text:s text:c="4"/>pts/0 <text:s text:c="6"/>111.222.222.000 <text:s/>Sun Jun 14 15:50 - 18:20 <text:s/></text:span><text:span text:style-name="T6">(02:29)</text:span></text:p>
            <text:p><text:span text:style-name="T6">aroha <text:s text:c="3"/>pts/0 <text:s text:c="6"/>111.222.222.000 <text:s/>Thu Jun <text:s/>4 17:58 - 22:41 <text:s/></text:span><text:span text:style-name="T6">(04:43)</text:span></text:p>
            <text:p><text:span text:style-name="T6">aroha <text:s text:c="3"/>pts/0 <text:s text:c="6"/>111.222.222.000 <text:s/>Wed May 13 16:30 - 16:31 <text:s/></text:span><text:span text:style-name="T6">(00:01)</text:span></text:p>
            <text:p><text:span text:style-name="T6">root <text:s text:c="4"/>pts/0 <text:s text:c="6"/>111.222.222.000 <text:s/>Sat Apr 18 07:17 - 09:51 <text:s/></text:span><text:span text:style-name="T6">(02:33)</text:span></text:p>
            <text:p><text:span text:style-name="T6">root <text:s text:c="4"/>pts/0 <text:s text:c="6"/>111.222.222.000 <text:s/>Tue Apr 14 12:40 - 00:45 <text:s/></text:span><text:span text:style-name="T6">(12:05)</text:span></text:p>
            <text:p><text:span text:style-name="T6">aroha <text:s text:c="3"/>pts/0 <text:s text:c="6"/>111.222.222.000 <text:s/>Tue Apr 14 12:39 - 12:39 <text:s/></text:span><text:span text:style-name="T6">(00:00)</text:span></text:p>
          </draw:text-box>
        </draw:frame>
        <draw:custom-shape draw:style-name="gr11" draw:text-style-name="P10" draw:layer="layout" svg:width="7.6cm" svg:height="2.2cm" svg:x="14.8cm" svg:y="13cm">
          <text:p text:style-name="P9"><text:span text:style-name="T9">My laptop logging in from home</text:span></text:p>
          <draw:enhanced-geometry svg:viewBox="0 0 21600 21600" draw:text-areas="800 800 20800 20800" draw:type="round-rectangular-callout" draw:modifiers="-1318.56334692804 -9499.681962744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0" draw:layer="layout" svg:width="10cm" svg:height="2.2cm" svg:x="2.7cm" svg:y="13.3cm">
          <text:p text:style-name="P9"><text:span text:style-name="T9">Before setting</text:span></text:p>
          <text:p text:style-name="P9"><text:span text:style-name="T9">$ nano /etc/ssh/sshd_config</text:span></text:p>
          <text:p text:style-name="P9"><text:span text:style-name="T9">PermitRootLogin no</text:span></text:p>
          <draw:enhanced-geometry svg:viewBox="0 0 21600 21600" draw:text-areas="800 800 20800 20800" draw:type="round-rectangular-callout" draw:modifiers="-1652.23477652235 3493.684688777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0" draw:layer="layout" svg:width="8.2cm" svg:height="0.8cm" svg:x="6.6cm" svg:y="3.9cm">
          <text:p text:style-name="P9"><text:span text:style-name="T9">Login from console</text:span></text:p>
          <draw:enhanced-geometry svg:viewBox="0 0 21600 21600" draw:text-areas="800 800 20800 20800" draw:type="round-rectangular-callout" draw:modifiers="-3071.0401170589 10678.65168539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1" draw:layer="layout" svg:width="25.199cm" svg:height="1.267cm" svg:x="1.7cm" svg:y="0.181cm" presentation:class="title" presentation:user-transformed="true">
          <draw:text-box>
            <text:p><text:span text:style-name="T1">“</text:span><text:span text:style-name="T1">last” output of remote server btmp</text:span></text:p>
          </draw:text-box>
        </draw:frame>
        <draw:frame draw:style-name="gr14" draw:text-style-name="P13" draw:layer="layout" svg:width="27.7cm" svg:height="15.098cm" svg:x="0.3cm" svg:y="1.224cm">
          <draw:text-box>
            <text:p><text:span text:style-name="T11">$ last -f btmp.1</text:span></text:p>
            <text:p><text:span text:style-name="T11">sawmill <text:s/>ssh:notty <text:s text:c="3"/>37.187.122.195 <text:s text:c="2"/>Mon Jun <text:s/>1 00:00 <text:s text:c="3"/>gone - no </text:span><text:span text:style-name="T11">logout</text:span></text:p>
            <text:p><text:span text:style-name="T11">stylofre ssh:notty <text:s text:c="3"/>111.229.58.117 <text:s text:c="2"/>Sun May 31 23:59 - 00:00 <text:s/></text:span><text:span text:style-name="T11">(00:00)</text:span></text:p>
            <text:p><text:span text:style-name="T11">stylofre ssh:notty <text:s text:c="3"/>111.229.58.117 <text:s text:c="2"/>Sun May 31 23:59 - 23:59 <text:s/></text:span><text:span text:style-name="T11">(00:00)</text:span></text:p>
            <text:p><text:span text:style-name="T11">root <text:s text:c="4"/>ssh:notty <text:s text:c="3"/>93.170.36.5 <text:s text:c="5"/>Sun May 31 23:59 - 23:59 <text:s/></text:span><text:span text:style-name="T11">(00:00)</text:span></text:p>
            <text:p><text:span text:style-name="T11">technico ssh:notty <text:s text:c="3"/>129.211.146.50 <text:s text:c="2"/>Sun May 31 23:59 - 23:59 <text:s/></text:span><text:span text:style-name="T11">(00:00)</text:span></text:p>
            <text:p><text:span text:style-name="T11">technico ssh:notty <text:s text:c="3"/>129.211.146.50 <text:s text:c="2"/>Sun May 31 23:59 - 23:59 <text:s/></text:span><text:span text:style-name="T11">(00:00)</text:span></text:p>
            <text:p><text:span text:style-name="T11">root <text:s text:c="4"/>ssh:notty <text:s text:c="3"/>180.76.147.105 <text:s text:c="2"/>Sun May 31 23:59 - 23:59 <text:s/></text:span><text:span text:style-name="T11">(00:00)</text:span></text:p>
            <text:p><text:span text:style-name="T11">root <text:s text:c="4"/>ssh:notty <text:s text:c="3"/>134.209.236.191 <text:s/>Sun May 31 23:59 - 23:59 <text:s/></text:span><text:span text:style-name="T11">(00:00)</text:span></text:p>
            <text:p><text:span text:style-name="T11">root <text:s text:c="4"/>ssh:notty <text:s text:c="3"/>190.171.240.51 <text:s text:c="2"/>Sun May 31 23:58 - 23:59 <text:s/></text:span><text:span text:style-name="T11">(00:00)</text:span></text:p>
            <text:p><text:span text:style-name="T11">localhos ssh:notty <text:s text:c="3"/>109.86.194.177 <text:s text:c="2"/>Sun May 31 23:58 - 23:58 <text:s/></text:span><text:span text:style-name="T11">(00:00)</text:span></text:p>
            <text:p><text:span text:style-name="T11">localhos ssh:notty <text:s text:c="3"/>109.86.194.177 <text:s text:c="2"/>Sun May 31 23:58 - 23:58 <text:s/></text:span><text:span text:style-name="T11">(00:00)</text:span></text:p>
            <text:p><text:span text:style-name="T11">tara <text:s text:c="4"/>ssh:notty <text:s text:c="3"/>51.178.24.61 <text:s text:c="4"/>Sun May 31 23:58 - 23:58 <text:s/></text:span><text:span text:style-name="T11">(00:00)</text:span></text:p>
            <text:p><text:span text:style-name="T11">tara <text:s text:c="4"/>ssh:notty <text:s text:c="3"/>51.178.24.61 <text:s text:c="4"/>Sun May 31 23:58 - 23:58 <text:s/></text:span><text:span text:style-name="T11">(00:00)</text:span></text:p>
            <text:p><text:span text:style-name="T11">root <text:s text:c="4"/>ssh:notty <text:s text:c="3"/>121.229.2.136 <text:s text:c="3"/>Sun May 31 23:58 - 23:58 <text:s/></text:span><text:span text:style-name="T11">(00:00)</text:span></text:p>
            <text:p><text:span text:style-name="T11">root <text:s text:c="4"/>ssh:notty <text:s text:c="3"/>198.199.124.109 <text:s/>Sun May 31 23:58 - 23:58 <text:s/></text:span><text:span text:style-name="T11">(00:00)</text:span></text:p>
            <text:p><text:span text:style-name="T11">vboxuser ssh:notty <text:s text:c="3"/>114.118.7.75 <text:s text:c="4"/>Sun May 31 23:58 - 23:58 <text:s/></text:span><text:span text:style-name="T11">(00:00)</text:span></text:p>
            <text:p><text:span text:style-name="T11">vboxuser ssh:notty <text:s text:c="3"/>114.118.7.75 <text:s text:c="4"/>Sun May 31 23:58 - 23:58 <text:s/></text:span><text:span text:style-name="T11">(00:00)</text:span></text:p>
            <text:p><text:span text:style-name="T11">root <text:s text:c="4"/>ssh:notty <text:s text:c="3"/>106.53.20.179 <text:s text:c="3"/>Sun May 31 23:58 - 23:58 <text:s/></text:span><text:span text:style-name="T11">(00:00)</text:span></text:p>
            <text:p><text:span text:style-name="T11">zz <text:s text:c="6"/>ssh:notty <text:s text:c="3"/>46.101.33.198 <text:s text:c="3"/>Sun May 31 23:58 - 23:58 <text:s/></text:span><text:span text:style-name="T11">(00:00)</text:span></text:p>
            <text:p><text:span text:style-name="T11">zz <text:s text:c="6"/>ssh:notty <text:s text:c="3"/>46.101.33.198 <text:s text:c="3"/>Sun May 31 23:58 - 23:58 <text:s/></text:span><text:span text:style-name="T11">(00:00) </text:span></text:p>
          </draw:text-box>
        </draw:frame>
        <draw:custom-shape draw:style-name="gr15" draw:text-style-name="P10" draw:layer="layout" svg:width="8.6cm" svg:height="1cm" svg:x="4cm" svg:y="10.5cm">
          <text:p text:style-name="P9"><text:span text:style-name="T9">Truncated account names</text:span></text:p>
          <draw:enhanced-geometry svg:viewBox="0 0 21600 21600" draw:text-areas="800 800 20800 20800" draw:type="round-rectangular-callout" draw:modifiers="-1165.25985350541 -20887.91208791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8" draw:text-style-name="P1" draw:layer="layout" svg:width="27cm" svg:height="1.4cm" svg:x="0.7cm" svg:y="0.1cm" presentation:class="title" presentation:user-transformed="true">
          <draw:text-box>
            <text:p><text:span text:style-name="T1">“</text:span><text:span text:style-name="T1">last” output of remote server btmp.1 ~ different </text:span><text:span text:style-name="T1">layout</text:span></text:p>
          </draw:text-box>
        </draw:frame>
        <draw:frame draw:style-name="gr16" draw:text-style-name="P13" draw:layer="layout" svg:width="27.7cm" svg:height="15.376cm" svg:x="0.2cm" svg:y="1.224cm">
          <draw:text-box>
            <text:p text:style-name="P14"><text:span text:style-name="T12">$ cat btmp.1.txt</text:span></text:p>
            <text:p text:style-name="P14"><text:span text:style-name="T12">sawmill <text:s/>ssh:notty <text:s text:c="3"/>2020-06-01T00:00:15+12:00 <text:s text:c="2"/>gone - no logout <text:s text:c="22"/></text:span><text:span text:style-name="T12">37.187.122.195</text:span></text:p>
            <text:p text:style-name="P14"><text:span text:style-name="T12">stylofrete ssh:notty <text:s text:c="3"/>2020-05-31T23:59:51+12:00 - 2020-06-01T00:00:15+12:00 <text:s/>(00:00) <text:s text:c="4"/></text:span><text:span text:style-name="T12">111.229.58.117</text:span></text:p>
            <text:p text:style-name="P14"><text:span text:style-name="T12">stylofrete ssh:notty <text:s text:c="3"/>2020-05-31T23:59:48+12:00 - 2020-05-31T23:59:51+12:00 <text:s/>(00:00) <text:s text:c="4"/></text:span><text:span text:style-name="T12">111.229.58.117</text:span></text:p>
            <text:p text:style-name="P14"><text:span text:style-name="T12">root <text:s text:c="4"/>ssh:notty <text:s text:c="3"/>2020-05-31T23:59:32+12:00 - 2020-05-31T23:59:48+12:00 <text:s/>(00:00) <text:s text:c="4"/></text:span><text:span text:style-name="T12">93.170.36.5</text:span></text:p>
            <text:p text:style-name="P14"><text:span text:style-name="T12">technicom ssh:notty <text:s text:c="3"/>2020-05-31T23:59:31+12:00 - 2020-05-31T23:59:32+12:00 <text:s/>(00:00) <text:s text:c="4"/></text:span><text:span text:style-name="T12">129.211.146.50</text:span></text:p>
            <text:p text:style-name="P14"><text:span text:style-name="T12">technicom ssh:notty <text:s text:c="3"/>2020-05-31T23:59:29+12:00 - 2020-05-31T23:59:31+12:00 <text:s/>(00:00) <text:s text:c="4"/></text:span><text:span text:style-name="T12">129.211.146.50</text:span></text:p>
            <text:p text:style-name="P14"><text:span text:style-name="T12">root <text:s text:c="4"/>ssh:notty <text:s text:c="3"/>2020-05-31T23:59:21+12:00 - 2020-05-31T23:59:29+12:00 <text:s/>(00:00) <text:s text:c="4"/></text:span><text:span text:style-name="T12">180.76.147.105</text:span></text:p>
            <text:p text:style-name="P14"><text:span text:style-name="T12">root <text:s text:c="4"/>ssh:notty <text:s text:c="3"/>2020-05-31T23:59:21+12:00 - 2020-05-31T23:59:21+12:00 <text:s/>(00:00) <text:s text:c="4"/></text:span><text:span text:style-name="T12">134.209.236.191</text:span></text:p>
            <text:p text:style-name="P14"><text:span text:style-name="T12">root <text:s text:c="4"/>ssh:notty <text:s text:c="3"/>2020-05-31T23:58:56+12:00 - 2020-05-31T23:59:21+12:00 <text:s/>(00:00) <text:s text:c="4"/></text:span><text:span text:style-name="T12">190.171.240.51</text:span></text:p>
            <text:p text:style-name="P14"><text:span text:style-name="T12">localhost ssh:notty <text:s text:c="3"/>2020-05-31T23:58:44+12:00 - 2020-05-31T23:58:56+12:00 <text:s/>(00:00) <text:s text:c="4"/></text:span><text:span text:style-name="T12">109.86.194.177</text:span></text:p>
            <text:p text:style-name="P14"><text:span text:style-name="T12">localhost ssh:notty <text:s text:c="3"/>2020-05-31T23:58:42+12:00 - 2020-05-31T23:58:44+12:00 <text:s/>(00:00) <text:s text:c="4"/></text:span><text:span text:style-name="T12">109.86.194.177</text:span></text:p>
            <text:p text:style-name="P14"><text:span text:style-name="T12">tara <text:s text:c="4"/>ssh:notty <text:s text:c="3"/>2020-05-31T23:58:38+12:00 - 2020-05-31T23:58:42+12:00 <text:s/>(00:00) <text:s text:c="4"/></text:span><text:span text:style-name="T12">51.178.24.61</text:span></text:p>
            <text:p text:style-name="P14"><text:span text:style-name="T12">tara <text:s text:c="4"/>ssh:notty <text:s text:c="3"/>2020-05-31T23:58:36+12:00 - 2020-05-31T23:58:38+12:00 <text:s/>(00:00) <text:s text:c="4"/></text:span><text:span text:style-name="T12">51.178.24.61</text:span></text:p>
            <text:p text:style-name="P14"><text:span text:style-name="T12">root <text:s text:c="4"/>ssh:notty <text:s text:c="3"/>2020-05-31T23:58:28+12:00 - 2020-05-31T23:58:36+12:00 <text:s/>(00:00) <text:s text:c="4"/></text:span><text:span text:style-name="T12">121.229.2.136</text:span></text:p>
            <text:p text:style-name="P14"><text:span text:style-name="T12">root <text:s text:c="4"/>ssh:notty <text:s text:c="3"/>2020-05-31T23:58:28+12:00 - 2020-05-31T23:58:28+12:00 <text:s/>(00:00) <text:s text:c="4"/></text:span><text:span text:style-name="T12">198.199.124.109</text:span></text:p>
            <text:p text:style-name="P14"><text:span text:style-name="T12">vboxuser ssh:notty <text:s text:c="3"/>2020-05-31T23:58:24+12:00 - 2020-05-31T23:58:28+12:00 <text:s/>(00:00) <text:s text:c="4"/></text:span><text:span text:style-name="T12">114.118.7.75</text:span></text:p>
            <text:p text:style-name="P14"><text:span text:style-name="T12">vboxuser ssh:notty <text:s text:c="3"/>2020-05-31T23:58:22+12:00 - 2020-05-31T23:58:24+12:00 <text:s/>(00:00) <text:s text:c="4"/></text:span><text:span text:style-name="T12">114.118.7.75</text:span></text:p>
            <text:p text:style-name="P14"><text:span text:style-name="T12">root <text:s text:c="4"/>ssh:notty <text:s text:c="3"/>2020-05-31T23:58:15+12:00 - 2020-05-31T23:58:22+12:00 <text:s/>(00:00) <text:s text:c="4"/></text:span><text:span text:style-name="T12">106.53.20.179</text:span></text:p>
            <text:p text:style-name="P14"><text:span text:style-name="T12">zz <text:s text:c="6"/>ssh:notty <text:s text:c="3"/>2020-05-31T23:58:06+12:00 - 2020-05-31T23:58:15+12:00 <text:s/>(00:00) <text:s text:c="4"/></text:span><text:span text:style-name="T12">46.101.33.198</text:span></text:p>
            <text:p text:style-name="P14"><text:span text:style-name="T12">zz <text:s text:c="6"/>ssh:notty <text:s text:c="3"/>2020-05-31T23:58:04+12:00 - 2020-05-31T23:58:06+12:00 <text:s/>(00:00) <text:s text:c="4"/></text:span><text:span text:style-name="T12">46.101.33.198</text:span></text:p>
            <text:p text:style-name="P14"><text:span text:style-name="T12">root <text:s text:c="4"/>ssh:notty <text:s text:c="3"/>2020-05-31T23:57:49+12:00 - 2020-05-31T23:58:04+12:00 <text:s/>(00:00) <text:s text:c="4"/></text:span><text:span text:style-name="T12">111.229.58.117</text:span></text:p>
            <text:p text:style-name="P14"><text:span text:style-name="T12">root <text:s text:c="4"/>ssh:notty <text:s text:c="3"/>2020-05-31T23:57:48+12:00 - 2020-05-31T23:57:49+12:00 <text:s/>(00:00) <text:s text:c="4"/></text:span><text:span text:style-name="T12">191.239.243.123</text:span></text:p>
            <text:p text:style-name="P14"><text:span text:style-name="T12">root <text:s text:c="4"/>ssh:notty <text:s text:c="3"/>2020-05-31T23:57:45+12:00 - 2020-05-31T23:57:48+12:00 <text:s/>(00:00) <text:s text:c="4"/></text:span><text:span text:style-name="T12">223.197.175.91</text:span></text:p>
            <text:p text:style-name="P14"><text:span text:style-name="T12">angel <text:s text:c="3"/>ssh:notty <text:s text:c="3"/>2020-05-31T23:57:30+12:00 - 2020-05-31T23:57:45+12:00 <text:s/>(00:00) <text:s text:c="4"/></text:span><text:span text:style-name="T12">37.139.1.197</text:span></text:p>
            <text:p text:style-name="P14"><text:span text:style-name="T12">angel <text:s text:c="3"/>ssh:notty <text:s text:c="3"/>2020-05-31T23:57:28+12:00 - 2020-05-31T23:57:30+12:00 <text:s/>(00:00) <text:s text:c="4"/></text:span><text:span text:style-name="T12">37.139.1.197</text:span></text:p>
            <text:p text:style-name="P14"><text:span text:style-name="T12">root <text:s text:c="4"/>ssh:notty <text:s text:c="3"/>2020-05-31T23:56:58+12:00 - 2020-05-31T23:57:28+12:00 <text:s/>(00:00) <text:s text:c="4"/></text:span><text:span text:style-name="T12">36.111.182.35</text:span></text:p>
            <text:p text:style-name="P14"><text:span text:style-name="T12">root <text:s text:c="4"/>ssh:notty <text:s text:c="3"/>2020-05-31T23:56:19+12:00 - 2020-05-31T23:56:58+12:00 <text:s/>(00:00) <text:s text:c="4"/></text:span><text:span text:style-name="T12">46.101.249.232</text:span></text:p>
            <text:p text:style-name="P14"><text:span text:style-name="T12">root <text:s text:c="4"/>ssh:notty <text:s text:c="3"/>2020-05-31T23:55:59+12:00 - 2020-05-31T23:56:19+12:00 <text:s/>(00:00) <text:s text:c="4"/></text:span><text:span text:style-name="T12">121.229.2.136</text:span></text:p>
            <text:p text:style-name="P14"><text:span text:style-name="T12">laozhao <text:s/>ssh:notty <text:s text:c="3"/>2020-05-31T23:55:51+12:00 - 2020-05-31T23:55:59+12:00 <text:s/>(00:00) <text:s text:c="4"/></text:span><text:span text:style-name="T12">198.199.124.109</text:span></text:p>
          </draw:text-box>
        </draw:frame>
        <draw:custom-shape draw:style-name="gr17" draw:text-style-name="P16" draw:layer="layout" svg:width="7.6cm" svg:height="2.2cm" svg:x="13.2cm" svg:y="13.55cm">
          <text:p text:style-name="P15"><text:span text:style-name="T9">Used ISO timestamp to get the year</text:span></text:p>
          <draw:enhanced-geometry svg:viewBox="0 0 21600 21600" draw:text-areas="800 800 20800 20800" draw:type="round-rectangular-callout" draw:modifiers="647.914748059466 -14750.02271694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6" draw:layer="layout" svg:width="7.6cm" svg:height="2.2cm" svg:x="2cm" svg:y="13.4cm">
          <text:p text:style-name="P15"><text:span text:style-name="T9">Attempt to log into an account with this username</text:span></text:p>
          <draw:enhanced-geometry svg:viewBox="0 0 21600 21600" draw:text-areas="800 800 20800 20800" draw:type="round-rectangular-callout" draw:modifiers="-1318.56334692804 -9499.681962744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6" draw:layer="layout" svg:width="6.6cm" svg:height="0.6cm" svg:x="16cm" svg:y="1.4cm">
          <text:p text:style-name="P15"><text:span text:style-name="T9">Originating IP’s</text:span></text:p>
          <draw:enhanced-geometry svg:viewBox="0 0 21600 21600" draw:text-areas="800 800 20800 20800" draw:type="round-rectangular-callout" draw:modifiers="21282.5935464324 26380.03327787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267cm" svg:x="1.7cm" svg:y="0.181cm" presentation:class="title" presentation:user-transformed="true">
          <draw:text-box>
            <text:p><text:span text:style-name="T1">“</text:span><text:span text:style-name="T1">last” output of remote server btmp.1</text:span></text:p>
          </draw:text-box>
        </draw:frame>
        <draw:frame draw:style-name="gr14" draw:text-style-name="P13" draw:layer="layout" svg:width="27.7cm" svg:height="15.098cm" svg:x="0.3cm" svg:y="1.224cm">
          <draw:text-box>
            <text:p><text:span text:style-name="T13">A connection and file transfer will be attempted to...</text:span></text:p>
            <text:p><text:span text:style-name="T13">Server: 111.222.222.111 <text:s/>Port: 2022 <text:s/>Username: aroha <text:s/>File: /var/log/btmp.1</text:span></text:p>
            <text:p><text:span text:style-name="T13"/></text:p>
            <text:p><text:span text:style-name="T13">$ Do you wish to proceed with connect and transfer? [Y/n]: y</text:span></text:p>
            <text:p><text:span text:style-name="T13"/></text:p>
            <text:p><text:span text:style-name="T13">Enter account password for remote server: </text:span></text:p>
            <text:p><text:span text:style-name="T13"/></text:p>
            <text:p><text:span text:style-name="T13">Connecting to remote server and copyong file...</text:span></text:p>
            <text:p><text:span text:style-name="T11">Using 'last' to convert file to text...</text:span></text:p>
            <text:p><text:span text:style-name="T11">Analysis of btmp.1 output to btmp.1.txt.</text:span></text:p>
            <text:p><text:span text:style-name="T11">Analyzing the text data...</text:span></text:p>
            <text:p><text:span text:style-name="T11"/></text:p>
            <text:p><text:span text:style-name="T11">Total Usernames: 32597</text:span></text:p>
            <text:p><text:span text:style-name="T11">Corrupted Usernames: 752</text:span></text:p>
            <text:p><text:span text:style-name="T11">Total failed ssh logins for the month: 573147</text:span></text:p>
            <text:p><text:span text:style-name="T11">Max attempts from one ip address: 8764</text:span></text:p>
            <text:p><text:span text:style-name="T11">Total number of ip addresses performing attempts: 5903</text:span></text:p>
            <text:p><text:span text:style-name="T11">Most popular Username: root with 85133 attempts.</text:span></text:p>
            <text:p><text:span text:style-name="T11"/></text:p>
          </draw:text-box>
        </draw:frame>
        <draw:custom-shape draw:style-name="gr20" draw:text-style-name="P10" draw:layer="layout" svg:width="10cm" svg:height="3.4cm" svg:x="17.6cm" svg:y="4.6cm">
          <text:p text:style-name="P9"><text:span text:style-name="T9">Note that port forwarding is in place. Port 2022 forwards to Port 22 (default ssh port)</text:span></text:p>
          <draw:enhanced-geometry svg:viewBox="0 0 21600 21600" draw:text-areas="800 800 20800 20800" draw:type="round-rectangular-callout" draw:modifiers="-9930.68693130687 -11508.14466333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0" draw:layer="layout" svg:width="10.8cm" svg:height="1.6cm" svg:x="14.4cm" svg:y="9cm">
          <text:p text:style-name="P9"><text:span text:style-name="T9">“</text:span><text:span text:style-name="T9">corrupted” username contains a newline character</text:span></text:p>
          <draw:enhanced-geometry svg:viewBox="0 0 21600 21600" draw:text-areas="800 800 20800 20800" draw:type="round-rectangular-callout" draw:modifiers="-9851.08786223498 25580.01249219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5.199cm" svg:height="1.267cm" svg:x="1.7cm" svg:y="0.181cm" presentation:class="title" presentation:user-transformed="true">
          <draw:text-box>
            <text:p><text:span text:style-name="T1">“</text:span><text:span text:style-name="T1">last” output of remote server btmp.1 </text:span></text:p>
          </draw:text-box>
        </draw:frame>
        <draw:frame draw:style-name="gr22" draw:text-style-name="P17" draw:layer="layout" svg:width="10.1cm" svg:height="14.489cm" svg:x="2.3cm" svg:y="2.7cm">
          <draw:text-box>
            <text:p><text:span text:style-name="T11">2020-05-01 Fri: 14339</text:span></text:p>
            <text:p><text:span text:style-name="T11">2020-05-02 Sat: 10203</text:span></text:p>
            <text:p><text:span text:style-name="T11">2020-05-03 Sun: 12339</text:span></text:p>
            <text:p><text:span text:style-name="T11">2020-05-04 Mon: 18535</text:span></text:p>
            <text:p><text:span text:style-name="T11">2020-05-05 Tue: 15410</text:span></text:p>
            <text:p><text:span text:style-name="T11">2020-05-06 Wed: 16002</text:span></text:p>
            <text:p><text:span text:style-name="T11">2020-05-07 Thu: 13095</text:span></text:p>
            <text:p><text:span text:style-name="T11">2020-05-08 Fri: 14995</text:span></text:p>
            <text:p><text:span text:style-name="T11">2020-05-09 Sat: 16443</text:span></text:p>
            <text:p><text:span text:style-name="T11">2020-05-10 Sun: 16154</text:span></text:p>
            <text:p><text:span text:style-name="T11">2020-05-11 Mon: 20062</text:span></text:p>
            <text:p><text:span text:style-name="T11">2020-05-12 Tue: 19908</text:span></text:p>
            <text:p><text:span text:style-name="T11">2020-05-13 Wed: 19462</text:span></text:p>
            <text:p><text:span text:style-name="T11">2020-05-14 Thu: 14329</text:span></text:p>
            <text:p><text:span text:style-name="T11">2020-05-15 Fri: 18156</text:span></text:p>
            <text:p><text:span text:style-name="T11"/></text:p>
          </draw:text-box>
        </draw:frame>
        <draw:frame draw:style-name="gr23" draw:text-style-name="P13" draw:layer="layout" svg:width="10.1cm" svg:height="14.391cm" svg:x="14.1cm" svg:y="2.7cm">
          <draw:text-box>
            <text:p text:style-name="P8"><text:span text:style-name="T11">2020-05-16 Sat: 46672</text:span></text:p>
            <text:p text:style-name="P8"><text:span text:style-name="T11">2020-05-17 Sun: 24427</text:span></text:p>
            <text:p text:style-name="P8"><text:span text:style-name="T11">2020-05-18 Mon: 10442</text:span></text:p>
            <text:p text:style-name="P8"><text:span text:style-name="T11">2020-05-19 Tue: 43873</text:span></text:p>
            <text:p text:style-name="P8"><text:span text:style-name="T11">2020-05-20 Wed: 26074</text:span></text:p>
            <text:p><text:span text:style-name="T11">2020-05-20 Wed: 26074</text:span></text:p>
            <text:p><text:span text:style-name="T11">2020-05-21 Thu: 37596</text:span></text:p>
            <text:p><text:span text:style-name="T11">2020-05-22 Fri: 19505</text:span></text:p>
            <text:p><text:span text:style-name="T11">2020-05-23 Sat: 11746</text:span></text:p>
            <text:p><text:span text:style-name="T11">2020-05-24 Sun: 23856</text:span></text:p>
            <text:p><text:span text:style-name="T11">2020-05-25 Mon: 10042</text:span></text:p>
            <text:p><text:span text:style-name="T11">2020-05-26 Tue: 12714</text:span></text:p>
            <text:p><text:span text:style-name="T11">2020-05-27 Wed: 10223</text:span></text:p>
            <text:p><text:span text:style-name="T11">2020-05-28 Thu: 14819</text:span></text:p>
            <text:p><text:span text:style-name="T11">2020-05-29 Fri: 15524</text:span></text:p>
            <text:p><text:span text:style-name="T11">2020-05-30 Sat: 14135</text:span></text:p>
            <text:p><text:span text:style-name="T11">2020-05-31 Sun: 12066</text:span></text:p>
            <text:p><text:span text:style-name="T11">2020-06-01 Mon: 1</text:span></text:p>
            <text:p><text:span text:style-name="T13"/></text:p>
            <text:p><text:span text:style-name="T11"/></text:p>
          </draw:text-box>
        </draw:frame>
        <draw:frame draw:style-name="gr24" draw:text-style-name="P18" draw:layer="layout" svg:width="13.632cm" svg:height="1.195cm" svg:x="2.368cm" svg:y="1.448cm">
          <draw:text-box>
            <text:p><text:span text:style-name="T2">Attempts per day for May 202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1" draw:layer="layout" svg:width="25.199cm" svg:height="1.267cm" svg:x="1.7cm" svg:y="0.181cm" presentation:class="title" presentation:user-transformed="true">
          <draw:text-box>
            <text:p><text:span text:style-name="T1">“</text:span><text:span text:style-name="T1">last” output of remote server btmp </text:span></text:p>
          </draw:text-box>
        </draw:frame>
        <draw:frame draw:style-name="gr22" draw:text-style-name="P17" draw:layer="layout" svg:width="25.5cm" svg:height="14.489cm" svg:x="2.3cm" svg:y="2.7cm">
          <draw:text-box>
            <text:p><text:span text:style-name="T11">Analyzing the text data...</text:span></text:p>
            <text:p><text:span text:style-name="T11"/></text:p>
            <text:p><text:span text:style-name="T11">Total Usernames: 14744</text:span></text:p>
            <text:p><text:span text:style-name="T11">Corrupted Usernames: 1602</text:span></text:p>
            <text:p><text:span text:style-name="T11">Total failed ssh logins for the month: 200772</text:span></text:p>
            <text:p><text:span text:style-name="T11">Max attempts from one ip address: 1026</text:span></text:p>
            <text:p><text:span text:style-name="T11">Total number of ip addresses performing attempts: 3922</text:span></text:p>
            <text:p><text:span text:style-name="T11">Most popular Username: root with 89106 attempts.</text:span></text:p>
            <text:p><text:span text:style-name="T11"/></text:p>
            <text:p><text:span text:style-name="T11"/></text:p>
          </draw:text-box>
        </draw:frame>
        <draw:frame draw:style-name="gr24" draw:text-style-name="P18" draw:layer="layout" svg:width="13.632cm" svg:height="1.195cm" svg:x="2.368cm" svg:y="1.448cm">
          <draw:text-box>
            <text:p><text:span text:style-name="T2">Attempts per day for June 202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1" draw:layer="layout" svg:width="25.199cm" svg:height="1.267cm" svg:x="1.7cm" svg:y="0.181cm" presentation:class="title" presentation:user-transformed="true">
          <draw:text-box>
            <text:p><text:span text:style-name="T1">“</text:span><text:span text:style-name="T1">last” output of remote server btmp </text:span></text:p>
          </draw:text-box>
        </draw:frame>
        <draw:frame draw:style-name="gr22" draw:text-style-name="P17" draw:layer="layout" svg:width="10.1cm" svg:height="14.489cm" svg:x="2.3cm" svg:y="2.7cm">
          <draw:text-box>
            <text:p><text:span text:style-name="T11">2020-06-01 Mon: 11436</text:span></text:p>
            <text:p><text:span text:style-name="T11">2020-06-02 Tue: 10467</text:span></text:p>
            <text:p><text:span text:style-name="T11">2020-06-03 Wed: 9964</text:span></text:p>
            <text:p><text:span text:style-name="T11">2020-06-04 Thu: 7628</text:span></text:p>
            <text:p><text:span text:style-name="T11">2020-06-05 Fri: 4973</text:span></text:p>
            <text:p><text:span text:style-name="T11">2020-06-06 Sat: 6218</text:span></text:p>
            <text:p><text:span text:style-name="T11">2020-06-07 Sun: 5733</text:span></text:p>
            <text:p><text:span text:style-name="T11">2020-06-08 Mon: 8461</text:span></text:p>
            <text:p><text:span text:style-name="T11">2020-06-09 Tue: 10698</text:span></text:p>
            <text:p><text:span text:style-name="T11">2020-06-10 Wed: 12536</text:span></text:p>
            <text:p><text:span text:style-name="T11">2020-06-11 Thu: 14351</text:span></text:p>
            <text:p><text:span text:style-name="T11">2020-06-12 Fri: 9829</text:span></text:p>
            <text:p><text:span text:style-name="T11">2020-06-13 Sat: 11688</text:span></text:p>
            <text:p><text:span text:style-name="T11">2020-06-14 Sun: 8270</text:span></text:p>
            <text:p><text:span text:style-name="T11">2020-06-15 Mon: 9639</text:span></text:p>
            <text:p><text:span text:style-name="T11">2020-06-16 Tue: 15535</text:span></text:p>
            <text:p><text:span text:style-name="T11">2020-06-17 Wed: 10471</text:span></text:p>
            <text:p><text:span text:style-name="T11">2020-06-18 Thu: 13654</text:span></text:p>
            <text:p><text:span text:style-name="T11"/></text:p>
          </draw:text-box>
        </draw:frame>
        <draw:frame draw:style-name="gr25" draw:text-style-name="P19" draw:layer="layout" svg:width="10.1cm" svg:height="11.9cm" svg:x="14.1cm" svg:y="2.7cm">
          <draw:text-box>
            <text:p text:style-name="P8"><text:span text:style-name="T11">2020-05-16 Sat: 46672</text:span></text:p>
            <text:p text:style-name="P8"><text:span text:style-name="T11">2020-06-19 Fri: 6470</text:span></text:p>
            <text:p text:style-name="P8"><text:span text:style-name="T11">2020-06-20 Sat: 6271</text:span></text:p>
            <text:p text:style-name="P8"><text:span text:style-name="T11">2020-06-21 Sun: 5577</text:span></text:p>
            <text:p text:style-name="P8"><text:span text:style-name="T11">2020-06-22 Mon: 903</text:span></text:p>
            <text:p text:style-name="P8"><text:span text:style-name="T11">2020-06-23 Tue: 0</text:span></text:p>
            <text:p text:style-name="P8"><text:span text:style-name="T11">2020-06-24 Wed: 0</text:span></text:p>
            <text:p text:style-name="P8"><text:span text:style-name="T11">2020-06-25 Thu: 0</text:span></text:p>
            <text:p text:style-name="P8"><text:span text:style-name="T11">2020-06-26 Fri: 0</text:span></text:p>
            <text:p text:style-name="P8"><text:span text:style-name="T11">2020-06-27 Sat: 0</text:span></text:p>
            <text:p text:style-name="P8"><text:span text:style-name="T11">2020-06-28 Sun: 0</text:span></text:p>
            <text:p text:style-name="P8"><text:span text:style-name="T11">2020-06-29 Mon: 0</text:span></text:p>
            <text:p text:style-name="P8"><text:span text:style-name="T11">2020-06-30 Tue: 0</text:span></text:p>
            <text:p text:style-name="P8"><text:span text:style-name="T11">2020-07-01 Wed: 0</text:span></text:p>
            <text:p text:style-name="P8"><text:span text:style-name="T11">2020-07-02 Thu: 0</text:span></text:p>
          </draw:text-box>
        </draw:frame>
        <draw:frame draw:style-name="gr24" draw:text-style-name="P18" draw:layer="layout" svg:width="13.632cm" svg:height="1.195cm" svg:x="2.368cm" svg:y="1.448cm">
          <draw:text-box>
            <text:p><text:span text:style-name="T2">Attempts per day for June 2020</text:span></text:p>
          </draw:text-box>
        </draw:frame>
        <draw:custom-shape draw:style-name="gr26" draw:text-style-name="P10" draw:layer="layout" svg:width="10.8cm" svg:height="1.6cm" svg:x="12.6cm" svg:y="13.9cm">
          <text:p text:style-name="P9"><text:span text:style-name="T9">Add fail2ban application</text:span></text:p>
          <text:p text:style-name="P9"><text:span text:style-name="T9">No apparent effect</text:span></text:p>
          <draw:enhanced-geometry svg:viewBox="0 0 21600 21600" draw:text-areas="800 800 20800 20800" draw:type="round-rectangular-callout" draw:modifiers="-4829.55281918341 -998.3760149906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267cm" svg:x="1.4cm" svg:y="0.181cm" presentation:class="title" presentation:user-transformed="true">
          <draw:text-box>
            <text:p><text:span text:style-name="T1">Questions</text:span></text:p>
          </draw:text-box>
        </draw:frame>
        <draw:frame presentation:style-name="pr2" draw:text-style-name="P21" draw:layer="layout" svg:width="25.199cm" svg:height="2.833cm" svg:x="1.4cm" svg:y="12.1cm" presentation:class="subtitle" presentation:user-transformed="true">
          <draw:text-box>
            <text:p text:style-name="P20"><text:span text:style-name="T2">En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2T08:05:05.529984331</meta:creation-date>
    <dc:date>2020-06-23T08:37:41.988452933</dc:date>
    <meta:editing-duration>PT5H54M5S</meta:editing-duration>
    <meta:editing-cycles>14</meta:editing-cycles>
    <meta:generator>LibreOffice/6.4.3.2$Linux_X86_64 LibreOffice_project/40$Build-2</meta:generator>
    <meta:document-statistic meta:object-count="112"/>
  </office:meta>
</office:document-meta>
</file>